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svg:font-family="Courier, 'Courier New',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000000" style:font-name="Courier" fo:font-size="8.25pt" fo:letter-spacing="normal" fo:font-style="normal" fo:font-weight="normal"/>
    </style:style>
    <style:style style:name="T2" style:family="text">
      <style:text-properties fo:font-variant="normal" fo:text-transform="none" fo:color="#989393" style:text-line-through-style="none" style:font-name="Courier" fo:font-size="8.25pt"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ink href='http://fonts.googleapis.com/css?family=Quicksand' rel='stylesheet' type='text/css'&gt;<text:line-break/>&lt;style&gt; .fond { width: 590px; height: auto; background-image : url(http://zupimages.net/up/14/06/tu5w.png);padding-top:20px;padding-bottom:40px; } .intitule { background-color:#EFEFEF;padding:2px; width:120px;border-bottom:1px solid #AD8FA1;margin-bottom:3px;display:inline-block;text-align:left;margin-right:5px;text-transform: uppercase;font-size:10px;} .reponse { width:100px;padding:3px;border-bottom: 1px solid #AD8FA1;margin-bottom:3px;display:inline-block;text-align:right;} .droite { width:260px;background-color:#E5E5E5;padding-top:5px;padding-bottom:5px;float:left;margin-left:20px;overflow:auto;height:195px;} .gauche {width:268px;background-color:#E5E5E5;padding:5px;float:right;margin-right:20px;height:195px;overflow:auto;text-align:justify;}.titre {font-family: 'Quicksand', sans-serif; font-size: 32px; text-transform: uppercase; padding-top: 15px; color: #191919; letter-spacing:-2px;} .histoire {width:90%;margin:20px; background-color:#E5E5E5;padding:10px;text-align:justify;}&lt;/style&gt;<text:line-break/><text:line-break/>&lt;center&gt;&lt;img src="http://image.noelshack.com/fichiers/2018/06/2/1517955864-590x250.png"/&gt;&lt;!--<text:line-break/>IMAGE DU HAUT<text:line-break/><text:line-break/>--&gt;&lt;div style="width: 590px; height: 10px; background-color: #191919;"&gt;&lt;div style="width: 60px; height: 60px; background-color:#EFEFEF; border-radius: 60px; border: 5px solid #191919; position:relative;left:-10px; top:-35px;"&gt;&lt;div style="font-size: 50px; text-transform: uppercase;font-weight:normal;margin-top:20px;"&gt;1&lt;/div&gt;&lt;/div&gt;&lt;/div&gt;&lt;!--<text:line-break/><text:line-break/>--&gt;&lt;div class="fond"&gt;&lt;div class="titre"&gt;Identité de Votre Personnage&lt;/div&gt;<text:line-break/>&lt;div class="droite"&gt;&lt;div class="intitule"&gt;Nom : &lt;/div&gt;&lt;div class="reponse"&gt;Du Couteau&lt;/div&gt;<text:line-break/>&lt;div class="intitule"&gt;Prénom : &lt;/div&gt;&lt;div class="reponse"&gt;Chloé&lt;/div&gt;<text:line-break/>&lt;div class="intitule"&gt;Age : &lt;/div&gt;&lt;div class="reponse"&gt;22 ans&lt;/div&gt;<text:line-break/>&lt;div class="intitule"&gt;Nationalité : &lt;/div&gt;&lt;div class="reponse"&gt;française&lt;/div&gt;<text:line-break/>&lt;div class="intitule"&gt;Groupe RP: &lt;/div&gt;&lt;div class="reponse"&gt;Humain&lt;/div&gt;<text:line-break/>&lt;div class="intitule"&gt;Date de naissance : &lt;/div&gt;&lt;div class="reponse"&gt;18 Décembre&lt;/div&gt;<text:line-break/>&lt;div class="intitule"&gt;Avatar : &lt;/div&gt;&lt;div class="reponse"&gt;blblblbl&lt;/div&gt;<text:line-break/>&lt;/div&gt; &lt;!--<text:line-break/><text:line-break/><text:line-break/>--&gt;&lt;div class="gauche"&gt; &lt;div class="intitule" style="width:150px;"&gt;Situation familiale : &lt;/div&gt;<text:line-break/>En froid avec ses parents.<text:line-break/><text:line-break/>&lt;div class="intitule" style="width:150px;"&gt;Situation professionnelle : &lt;/div&gt;<text:line-break/>Etudiante en arts dramatiques, bosse au DoMc pour se payer à bouffer.<text:line-break/><text:line-break/>&lt;/div&gt;&lt;div style="clear:both;"&gt;&lt;/div&gt;&lt;/div&gt;&lt;!--<text:line-break/>--&gt;&lt;div style="width: 590px; height: 10px; background-color: #191919;"&gt;&lt;div style="width: 60px; height: 60px; background-color:#EFEFEF; border-radius: 60px; border: 5px solid #191919; position:relative;left:-10px; top:-35px;"&gt;&lt;div style="font-size: 50px; text-transform: uppercase;font-weight:normal;margin-top:20px;"&gt;2&lt;/div&gt;&lt;/div&gt;&lt;/div&gt;&lt;!--<text:line-break/><text:line-break/>--&gt;&lt;div class="fond"&gt; &lt;div class="titre"&gt;Qui es-tu ? &lt;/div&gt;<text:line-break/>&lt;div class="droite" style="text-align:justify;padding:5px;"&gt;[b]CARACTÈRE - [/b]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text:soft-page-break/>conspiratione concordi, ut fingerent quaedam et cognita duplicarent in peius, laudes vero supprimerent Caesaris, quas invitis conpluribus formido malorum inpendentium exprimebat.&lt;/div&gt;&lt;!--<text:line-break/><text:line-break/>--&gt;&lt;div class="gauche" style="padding:5px;"&gt;[b]PHYSIQUE -[/b] 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conspiratione concordi, ut fingerent quaedam et cognita duplicarent in peius, laudes vero supprimerent Caesaris, quas invitis conpluribus formido malorum inpendentium exprimebat.&lt;/div&gt;&lt;div style="clear:both;"&gt;&lt;/div&gt;&lt;!--<text:line-break/><text:line-break/>--&gt;&lt;div class="histoire"&gt;[b]HISTOIRE - [/b] Novo denique perniciosoque exemplo idem Gallus ausus est inire flagitium grave, quod Romae cum ultimo dedecore temptasse aliquando dicitur Gallienus, et adhibitis paucis clam ferro succinctis vesperi per tabernas palabatur et conpita quaeritando Graeco sermone, cuius erat inpendio gnarus, quid de Caesare quisque sentiret. et haec confidenter agebat in urbe ubi pernoctantium luminum claritudo dierum solet imitari fulgorem. postremo agnitus saepe iamque, si prodisset, conspicuum se fore contemplans, non nisi luce palam egrediens ad agenda quae putabat seria cernebatur. et haec quidem medullitus multis gementibus agebantur.<text:line-break/><text:line-break/>Huic Arabia est conserta, ex alio latere Nabataeis contigua; opima varietate conmerciorum castrisque oppleta validis et castellis, quae ad repellendos gentium vicinarum excursus sollicitudo pervigil veterum per oportunos saltus erexit et cautos. haec quoque civitates habet inter oppida quaedam ingentes Bostram et Gerasam atque Philadelphiam murorum firmitate cautissimas. hanc provinciae inposito nomine rectoreque adtributo obtemperare legibus nostris Traianus conpulit imperator incolarum tumore saepe contunso cum glorioso marte Mediam urgeret et Parthos.<text:line-break/>&lt;/div&gt;&lt;!--<text:line-break/><text:line-break/>--&gt;&lt;/div&gt;&lt;div style="font-family: arial;font-size:9px; opacity:0.5; padding-right: 10px;text-transform: uppercase; "&gt;(c) Reira de [url=http://libre-graph.forumperso.com/]LibreGraph'[/url]&lt;/div&gt;&lt;/div&gt;<text:line-break/><text:line-break/>&lt;link href='http://fonts.googleapis.com/css?family=Raleway:100' rel='stylesheet' type='text/css'&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svg:font-family="Courier, 'Courier New',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8-02-20T23:15:12.92</meta:creation-date>
    <dc:date>2018-02-20T23:24:15.71</dc:date>
    <dc:creator>Théo </dc:creator>
    <meta:editing-duration>PT9M3S</meta:editing-duration>
    <meta:editing-cycles>2</meta:editing-cycles>
    <meta:generator>OpenOffice/4.1.1$Win32 OpenOffice.org_project/411m6$Build-9775</meta:generator>
    <meta:document-statistic meta:table-count="0" meta:image-count="0" meta:object-count="0" meta:page-count="2" meta:paragraph-count="1" meta:word-count="524" meta:character-count="5778"/>
  </office:meta>
</office:document-meta>
</file>